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4bfb9" officeooo:paragraph-rsid="0004bfb9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601cm" fo:min-width="1.711cm" style:run-through="background" draw:wrap-influence-on-position="once-concurrent" loext:allow-overlap="true"/>
    </style:style>
    <style:style style:name="gr4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46cm" fo:min-width="2.96cm" style:run-through="background" draw:wrap-influence-on-position="once-concurrent" loext:allow-overlap="true"/>
    </style:style>
    <style:style style:name="gr11" style:family="graphic">
      <style:graphic-properties draw:stroke="none" svg:stroke-color="#000000" draw:fill="none" draw:fill-color="#ffffff" fo:min-height="0.2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05cm" fo:min-width="5.477cm" style:run-through="backgroun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svg:width="5.478cm" svg:height="1.906cm" svg:x="0cm" svg:y="0cm"><text:p/><draw:enhanced-geometry svg:viewBox="0 0 21600 21600" draw:type="rectangle" draw:enhanced-path="M 0 0 L 21600 0 21600 21600 0 21600 0 0 Z N"/></draw:custom-shape><draw:frame text:anchor-type="paragraph" draw:z-index="1" draw:name="Forma2" draw:style-name="gr11" draw:text-style-name="P4" svg:width="4.287cm" svg:height="0.489cm" svg:x="6.846cm" svg:y="1.15cm"><draw:text-box><text:p>UNIVERSIDADES</text:p></draw:text-box></draw:frame><draw:custom-shape text:anchor-type="paragraph" draw:z-index="2" draw:name="Forma1_0" draw:style-name="gr12" svg:width="5.478cm" svg:height="1.906cm" svg:x="0cm" svg:y="0cm"><text:p/><draw:enhanced-geometry svg:viewBox="0 0 21600 21600" draw:type="rectangle" draw:enhanced-path="M 0 0 L 21600 0 21600 21600 0 21600 0 0 Z N"/></draw:custom-shape><draw:line text:anchor-type="paragraph" draw:z-index="3" draw:name="Forma3" draw:style-name="gr1" draw:text-style-name="P2" svg:x1="8.327cm" svg:y1="2.314cm" svg:x2="8.327cm" svg:y2="3.24cm"><text:p/></draw:line><draw:frame text:anchor-type="paragraph" draw:z-index="4" draw:name="Forma2_0" draw:style-name="gr11" draw:text-style-name="P4" svg:width="4.287cm" svg:height="0.489cm" svg:x="6.819cm" svg:y="3.896cm"><draw:text-box><text:p>UNIVERSIDAD</text:p></draw:text-box></draw:frame><draw:custom-shape text:anchor-type="paragraph" draw:z-index="5" draw:name="Forma1_1" draw:style-name="gr10" svg:width="2.961cm" svg:height="0.747cm" svg:x="0cm" svg:y="0cm"><text:p/><draw:enhanced-geometry svg:viewBox="0 0 21600 21600" draw:type="rectangle" draw:enhanced-path="M 0 0 L 21600 0 21600 21600 0 21600 0 0 Z N"/></draw:custom-shape><draw:frame text:anchor-type="paragraph" draw:z-index="6" draw:name="Forma2_1" draw:style-name="gr5" draw:text-style-name="P3" svg:width="2.442cm" svg:height="0.489cm" svg:x="1.84cm" svg:y="6.636cm"><draw:text-box><text:p><text:span text:style-name="T1">Departamento</text:span></text:p></draw:text-box></draw:frame><draw:custom-shape text:anchor-type="paragraph" draw:z-index="7" draw:name="Forma1_2" draw:style-name="gr10" svg:width="2.961cm" svg:height="0.747cm" svg:x="0cm" svg:y="0cm"><text:p/><draw:enhanced-geometry svg:viewBox="0 0 21600 21600" draw:type="rectangle" draw:enhanced-path="M 0 0 L 21600 0 21600 21600 0 21600 0 0 Z N"/></draw:custom-shape><draw:custom-shape text:anchor-type="paragraph" draw:z-index="8" draw:name="Forma1_3" draw:style-name="gr10" svg:width="2.961cm" svg:height="0.747cm" svg:x="0cm" svg:y="0cm"><text:p/><draw:enhanced-geometry svg:viewBox="0 0 21600 21600" draw:type="rectangle" draw:enhanced-path="M 0 0 L 21600 0 21600 21600 0 21600 0 0 Z N"/></draw:custom-shape><draw:line text:anchor-type="paragraph" draw:z-index="9" draw:name="Forma4" draw:style-name="gr1" draw:text-style-name="P2" svg:x1="8.347cm" svg:y1="5.145cm" svg:x2="2.99cm" svg:y2="6.537cm"><text:p/></draw:line><draw:line text:anchor-type="paragraph" draw:z-index="10" draw:name="Forma4_0" draw:style-name="gr1" draw:text-style-name="P2" svg:x1="8.347cm" svg:y1="5.145cm" svg:x2="8.347cm" svg:y2="6.537cm"><text:p/></draw:line><draw:line text:anchor-type="paragraph" draw:z-index="11" draw:name="Forma4_1" draw:style-name="gr1" draw:text-style-name="P2" svg:x1="8.347cm" svg:y1="5.145cm" svg:x2="14.051cm" svg:y2="6.47cm"><text:p/></draw:line><draw:frame text:anchor-type="paragraph" draw:z-index="12" draw:name="Forma2_2" draw:style-name="gr5" draw:text-style-name="P3" svg:width="2.442cm" svg:height="0.489cm" svg:x="7.313cm" svg:y="6.537cm"><draw:text-box><text:p><text:span text:style-name="T1">Departamento</text:span></text:p></draw:text-box></draw:frame><draw:frame text:anchor-type="paragraph" draw:z-index="13" draw:name="Forma2_3" draw:style-name="gr5" draw:text-style-name="P3" svg:width="2.442cm" svg:height="0.489cm" svg:x="12.307cm" svg:y="6.57cm"><draw:text-box><text:p><text:span text:style-name="T1">Departamento</text:span></text:p></draw:text-box></draw:frame><draw:frame text:anchor-type="paragraph" draw:z-index="14" draw:name="Forma2_4" draw:style-name="gr5" draw:text-style-name="P3" svg:width="1.747cm" svg:height="0.489cm" svg:x="0.542cm" svg:y="9.502cm"><draw:text-box><text:p><text:span text:style-name="T1">Directora</text:span></text:p></draw:text-box></draw:frame><draw:frame text:anchor-type="paragraph" draw:z-index="15" draw:name="Forma2_5" draw:style-name="gr5" draw:text-style-name="P3" svg:width="1.313cm" svg:height="0.489cm" svg:x="0.901cm" svg:y="10.396cm"><draw:text-box><text:p><text:span text:style-name="T1">Correo</text:span></text:p></draw:text-box></draw:frame><draw:frame text:anchor-type="paragraph" draw:z-index="16" draw:name="Forma2_6" draw:style-name="gr5" draw:text-style-name="P3" svg:width="1.747cm" svg:height="0.489cm" svg:x="3.316cm" svg:y="9.544cm"><draw:text-box><text:p><text:span text:style-name="T1">Personal</text:span></text:p></draw:text-box></draw:frame><draw:frame text:anchor-type="paragraph" draw:z-index="17" draw:name="Forma2_7" draw:style-name="gr5" draw:text-style-name="P3" svg:width="1.313cm" svg:height="0.489cm" svg:x="3.332cm" svg:y="10.373cm"><draw:text-box><text:p><text:span text:style-name="T1">Correo</text:span></text:p></draw:text-box></draw:frame><draw:frame text:anchor-type="paragraph" draw:z-index="18" draw:name="Forma2_8" draw:style-name="gr5" draw:text-style-name="P3" svg:width="1.747cm" svg:height="0.489cm" svg:x="3.327cm" svg:y="7.846cm"><draw:text-box><text:p><text:span text:style-name="T1">Despacho</text:span></text:p></draw:text-box></draw:frame><draw:frame text:anchor-type="paragraph" draw:z-index="19" draw:name="Forma2_9" draw:style-name="gr9" draw:text-style-name="P3" svg:width="1.747cm" svg:height="0.489cm" svg:x="0.533cm" svg:y="7.929cm"><draw:text-box><text:p><text:span text:style-name="T1">Teléfono</text:span></text:p></draw:text-box></draw:frame><draw:frame text:anchor-type="paragraph" draw:z-index="20" draw:name="Forma2_10" draw:style-name="gr8" draw:text-style-name="P3" svg:width="1.747cm" svg:height="0.489cm" svg:x="6.339cm" svg:y="9.052cm"><draw:text-box><text:p><text:span text:style-name="T1">Directora</text:span></text:p></draw:text-box></draw:frame><draw:frame text:anchor-type="paragraph" draw:z-index="21" draw:name="Forma2_11" draw:style-name="gr5" draw:text-style-name="P3" svg:width="1.747cm" svg:height="0.489cm" svg:x="11.591cm" svg:y="9.23cm"><draw:text-box><text:p><text:span text:style-name="T1">Personal</text:span></text:p></draw:text-box></draw:frame><draw:frame text:anchor-type="paragraph" draw:z-index="22" draw:name="Forma2_12" draw:style-name="gr5" draw:text-style-name="P3" svg:width="1.747cm" svg:height="0.489cm" svg:x="8.922cm" svg:y="9.036cm"><draw:text-box><text:p><text:span text:style-name="T1">Personal</text:span></text:p></draw:text-box></draw:frame><draw:frame text:anchor-type="paragraph" draw:z-index="23" draw:name="Forma2_13" draw:style-name="gr7" draw:text-style-name="P3" svg:width="1.313cm" svg:height="0.489cm" svg:x="14.642cm" svg:y="10.201cm"><draw:text-box><text:p><text:span text:style-name="T1">Correo</text:span></text:p></draw:text-box></draw:frame><draw:frame text:anchor-type="paragraph" draw:z-index="24" draw:name="Forma2_14" draw:style-name="gr5" draw:text-style-name="P3" svg:width="1.313cm" svg:height="0.489cm" svg:x="6.572cm" svg:y="10.13cm"><draw:text-box><text:p><text:span text:style-name="T1">Correo</text:span></text:p></draw:text-box></draw:frame><draw:frame text:anchor-type="paragraph" draw:z-index="25" draw:name="Forma2_15" draw:style-name="gr5" draw:text-style-name="P3" svg:width="1.313cm" svg:height="0.489cm" svg:x="11.71cm" svg:y="10.218cm"><draw:text-box><text:p><text:span text:style-name="T1">Correo</text:span></text:p></draw:text-box></draw:frame><draw:frame text:anchor-type="paragraph" draw:z-index="26" draw:name="Forma2_16" draw:style-name="gr6" draw:text-style-name="P3" svg:width="1.313cm" svg:height="0.489cm" svg:x="9.195cm" svg:y="10.222cm"><draw:text-box><text:p><text:span text:style-name="T1">Correo</text:span></text:p></draw:text-box></draw:frame><draw:frame text:anchor-type="paragraph" draw:z-index="27" draw:name="Forma2_17" draw:style-name="gr5" draw:text-style-name="P3" svg:width="1.747cm" svg:height="0.489cm" svg:x="14.388cm" svg:y="9.236cm"><draw:text-box><text:p><text:span text:style-name="T1">Directora</text:span></text:p></draw:text-box></draw:frame><draw:frame text:anchor-type="paragraph" draw:z-index="28" draw:name="Forma2_18" draw:style-name="gr5" draw:text-style-name="P3" svg:width="1.747cm" svg:height="0.489cm" svg:x="6.352cm" svg:y="8.223cm"><draw:text-box><text:p><text:span text:style-name="T1">Teléfono</text:span></text:p></draw:text-box></draw:frame><draw:frame text:anchor-type="paragraph" draw:z-index="29" draw:name="Forma2_19" draw:style-name="gr5" draw:text-style-name="P3" svg:width="1.747cm" svg:height="0.489cm" svg:x="14.342cm" svg:y="7.897cm"><draw:text-box><text:p><text:span text:style-name="T1">Teléfono</text:span></text:p></draw:text-box></draw:frame><draw:frame text:anchor-type="paragraph" draw:z-index="30" draw:name="Forma2_20" draw:style-name="gr5" draw:text-style-name="P3" svg:width="1.747cm" svg:height="0.489cm" svg:x="11.411cm" svg:y="7.89cm"><draw:text-box><text:p><text:span text:style-name="T1">Despacho</text:span></text:p></draw:text-box></draw:frame><draw:frame text:anchor-type="paragraph" draw:z-index="31" draw:name="Forma2_21" draw:style-name="gr4" draw:text-style-name="P3" svg:width="1.747cm" svg:height="0.489cm" svg:x="8.95cm" svg:y="8.202cm"><draw:text-box><text:p><text:span text:style-name="T1">Despacho</text:span></text:p></draw:text-box></draw:frame><draw:custom-shape text:anchor-type="paragraph" draw:z-index="32" draw:name="Forma1_4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3" draw:name="Forma1_5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4" draw:name="Forma1_6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5" draw:name="Forma1_7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6" draw:name="Forma1_8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7" draw:name="Forma1_9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8" draw:name="Forma1_10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39" draw:name="Forma1_11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0" draw:name="Forma1_12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1" draw:name="Forma1_13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2" draw:name="Forma1_14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3" draw:name="Forma1_15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4" draw:name="Forma1_16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5" draw:name="Forma1_17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6" draw:name="Forma1_18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7" draw:name="Forma1_19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8" draw:name="Forma1_20" draw:style-name="gr3" svg:width="1.712cm" svg:height="0.602cm" svg:x="0cm" svg:y="0cm"><text:p/><draw:enhanced-geometry svg:viewBox="0 0 21600 21600" draw:type="rectangle" draw:enhanced-path="M 0 0 L 21600 0 21600 21600 0 21600 0 0 Z N"/></draw:custom-shape><draw:custom-shape text:anchor-type="paragraph" draw:z-index="49" draw:name="Forma1_21" draw:style-name="gr3" svg:width="1.712cm" svg:height="0.602cm" svg:x="0cm" svg:y="0cm"><text:p/><draw:enhanced-geometry svg:viewBox="0 0 21600 21600" draw:type="rectangle" draw:enhanced-path="M 0 0 L 21600 0 21600 21600 0 21600 0 0 Z N"/></draw:custom-shape><draw:line text:anchor-type="paragraph" draw:z-index="50" draw:name="Forma5" draw:style-name="gr1" draw:text-style-name="P2" svg:x1="2.903cm" svg:y1="7.283cm" svg:x2="2.903cm" svg:y2="9.767cm"><text:p/></draw:line><draw:line text:anchor-type="paragraph" draw:z-index="51" draw:name="Forma6" draw:style-name="gr1" draw:text-style-name="P2" svg:x1="2.111cm" svg:y1="8.227cm" svg:x2="3.326cm" svg:y2="8.227cm"><text:p/></draw:line><draw:line text:anchor-type="paragraph" draw:z-index="52" draw:name="Forma7" draw:style-name="gr1" draw:text-style-name="P2" svg:x1="2.252cm" svg:y1="9.742cm" svg:x2="3.236cm" svg:y2="9.767cm"><text:p/></draw:line><draw:line text:anchor-type="paragraph" draw:z-index="53" draw:name="Forma8" draw:style-name="gr2" draw:text-style-name="P2" svg:x1="7.849cm" svg:y1="8.564cm" svg:x2="8.95cm" svg:y2="8.564cm"><text:p text:style-name="P2"/></draw:line><draw:line text:anchor-type="paragraph" draw:z-index="54" draw:name="Forma8_0" draw:style-name="gr2" draw:text-style-name="P2" svg:x1="7.821cm" svg:y1="9.525cm" svg:x2="8.922cm" svg:y2="9.525cm"><text:p/></draw:line><draw:line text:anchor-type="paragraph" draw:z-index="55" draw:name="Forma8_1" draw:style-name="gr2" draw:text-style-name="P2" svg:x1="13.122cm" svg:y1="8.232cm" svg:x2="14.223cm" svg:y2="8.232cm"><text:p/></draw:line><draw:line text:anchor-type="paragraph" draw:z-index="56" draw:name="Forma8_2" draw:style-name="gr2" draw:text-style-name="P2" svg:x1="13.122cm" svg:y1="9.462cm" svg:x2="14.306cm" svg:y2="9.451cm"><text:p/></draw:line><draw:line text:anchor-type="paragraph" draw:z-index="57" draw:name="Forma5_0" draw:style-name="gr1" draw:text-style-name="P2" svg:x1="8.44cm" svg:y1="7.216cm" svg:x2="8.44cm" svg:y2="9.525cm"><text:p/></draw:line><draw:line text:anchor-type="paragraph" draw:z-index="58" draw:name="Forma5_1" draw:style-name="gr1" draw:text-style-name="P2" svg:x1="13.697cm" svg:y1="7.153cm" svg:x2="13.697cm" svg:y2="9.462cm"><text:p/></draw:line><draw:line text:anchor-type="paragraph" draw:z-index="59" draw:name="Forma9" draw:style-name="gr1" draw:text-style-name="P2" svg:x1="1.406cm" svg:y1="9.991cm" svg:x2="1.406cm" svg:y2="10.397cm"><text:p/></draw:line><draw:line text:anchor-type="paragraph" draw:z-index="60" draw:name="Forma9_0" draw:style-name="gr1" draw:text-style-name="P2" svg:x1="3.946cm" svg:y1="9.968cm" svg:x2="3.946cm" svg:y2="10.374cm"><text:p/></draw:line><draw:line text:anchor-type="paragraph" draw:z-index="61" draw:name="Forma9_1" draw:style-name="gr1" draw:text-style-name="P2" svg:x1="7.05cm" svg:y1="9.654cm" svg:x2="7.05cm" svg:y2="10.144cm"><text:p/></draw:line><draw:line text:anchor-type="paragraph" draw:z-index="62" draw:name="Forma9_2" draw:style-name="gr1" draw:text-style-name="P2" svg:x1="1.406cm" svg:y1="9.991cm" svg:x2="1.406cm" svg:y2="10.397cm"><text:p/></draw:line><draw:line text:anchor-type="paragraph" draw:z-index="63" draw:name="Forma10" draw:style-name="gr1" draw:text-style-name="P2" svg:x1="9.926cm" svg:y1="9.638cm" svg:x2="9.908cm" svg:y2="10.211cm"><text:p/></draw:line><draw:line text:anchor-type="paragraph" draw:z-index="64" draw:name="Forma11" draw:style-name="gr1" draw:text-style-name="P2" svg:x1="12.113cm" svg:y1="9.719cm" svg:x2="12.113cm" svg:y2="10.188cm"><text:p/></draw:line><draw:line text:anchor-type="paragraph" draw:z-index="65" draw:name="Forma12" draw:style-name="gr1" draw:text-style-name="P2" svg:x1="14.935cm" svg:y1="9.837cm" svg:x2="14.935cm" svg:y2="10.155cm"><text:p/></draw:line>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2-13T20:23:39.635000000</dc:date>
    <meta:editing-duration>PT5M13S</meta:editing-duration>
    <meta:editing-cycles>3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